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自治警団員
「全員そろったか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I take it everyone is present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これより、大陸中央部ジャクラの森での
　演習を開始する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Then, without further ado, we will hereby
commence training in Jakla forest here in
the Midlands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出発前に話したとおり、このジンブー村の北に
　隣接する形でジャクラの森が存在する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As I stated before we set out, Jakla forest
is located directly north of Jinbū Village,
where we are now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森には魔物が生息し、村はたびたび被害に
　遭っている現状だ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This forest is a demon habitat, and a
regular source of distress to this village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よって、我々自治警備団が演習を兼ねて
　魔物と戦闘し、撃退することが今回の目的で
　ある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And so, our objective as the Self-Defense
Union is not only to perform drills, but
to battle and repel the demons!”</text:p>
          </table:table-cell>
          <table:table-cell table:number-columns-repeated="1020"/>
        </table:table-row>
        <table:table-row>
          <table:table-cell table:style-name="ce0" office:value-type="string">
            <text:p>では、撃退数は多ければ多いほど良いんです
ね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So does that mean the more demons we drive
back, the better?</text:p>
          </table:table-cell>
          <table:table-cell table:number-columns-repeated="1020"/>
        </table:table-row>
        <table:table-row>
          <table:table-cell table:style-name="ce0" office:value-type="string">
            <text:p>自治警団員
「無論だ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Without a doubt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しかし、相手は何と言っても魔物の群れ。
　新人兵であるお前は、絶対に無茶を
　するんじゃないぞ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However, when all is said and done, our foes
are still demons. I won't tolerate having a
rookie like you getting reckless!”</text:p>
          </table:table-cell>
          <table:table-cell table:number-columns-repeated="1020"/>
        </table:table-row>
        <table:table-row>
          <table:table-cell table:style-name="ce0" office:value-type="string">
            <text:p>わ・・・分かりました。</text:p>
          </table:table-cell>
          <table:table-cell table:style-name="ce0" office:value-type="string">
            <text:p>623#22</text:p>
          </table:table-cell>
          <table:table-cell table:style-name="ce0" office:value-type="string">
            <text:p>Viola</text:p>
          </table:table-cell>
          <table:table-cell table:style-name="ce0" office:value-type="string">
            <text:p>U... Understood.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では各自、2人一組で行動するように！」</text:p>
          </table:table-cell>
          <table:table-cell table:style-name="ce0"/>
          <table:table-cell table:style-name="ce0"/>
          <table:table-cell table:style-name="ce0" office:value-type="string">
            <text:p>Self-Defense Union Member
“Now, I want all of you in pairs!”</text:p>
          </table:table-cell>
          <table:table-cell table:number-columns-repeated="1020"/>
        </table:table-row>
        <table:table-row>
          <table:table-cell table:style-name="ce0" office:value-type="string">
            <text:p>自治警団員
「はい！」</text:p>
          </table:table-cell>
          <table:table-cell table:style-name="ce0"/>
          <table:table-cell table:style-name="ce0"/>
          <table:table-cell table:style-name="ce0" office:value-type="string">
            <text:p>Self-Defense Union Members
“Yes, sir!”</text:p>
          </table:table-cell>
          <table:table-cell table:number-columns-repeated="1020"/>
        </table:table-row>
        <table:table-row>
          <table:table-cell table:style-name="ce0" office:value-type="string">
            <text:p>はい！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Yes, sir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20+02:00</meta:creation-date>
    <dc:date>2020-07-18T17:08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